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63708"/>
    </style:style>
    <style:style style:name="P2" style:family="paragraph" style:parent-style-name="Standard">
      <style:text-properties officeooo:paragraph-rsid="00174354"/>
    </style:style>
    <style:style style:name="P3" style:family="paragraph" style:parent-style-name="Standard">
      <style:text-properties officeooo:paragraph-rsid="001ecc52"/>
    </style:style>
    <style:style style:name="P4" style:family="paragraph" style:parent-style-name="Standard">
      <style:text-properties officeooo:paragraph-rsid="0024a91e"/>
    </style:style>
    <style:style style:name="P5" style:family="paragraph" style:parent-style-name="Standard">
      <style:text-properties style:text-underline-style="solid" style:text-underline-width="auto" style:text-underline-color="font-color" fo:font-weight="bold" officeooo:paragraph-rsid="0029a62d" style:font-weight-asian="bold" style:font-weight-complex="bold"/>
    </style:style>
    <style:style style:name="P6" style:family="paragraph" style:parent-style-name="Standard">
      <style:text-properties style:text-underline-style="solid" style:text-underline-width="auto" style:text-underline-color="font-color" fo:font-weight="bold" officeooo:paragraph-rsid="0030f5f5" style:font-weight-asian="bold" style:font-weight-complex="bold"/>
    </style:style>
    <style:style style:name="P7" style:family="paragraph" style:parent-style-name="Standard">
      <style:text-properties style:text-underline-style="solid" style:text-underline-width="auto" style:text-underline-color="font-color" fo:font-weight="bold" officeooo:paragraph-rsid="0031336b" style:font-weight-asian="bold" style:font-weight-complex="bold"/>
    </style:style>
    <style:style style:name="P8" style:family="paragraph" style:parent-style-name="Standard">
      <style:text-properties style:text-underline-style="solid" style:text-underline-width="auto" style:text-underline-color="font-color" fo:font-weight="bold" officeooo:paragraph-rsid="0034914b" style:font-weight-asian="bold" style:font-weight-complex="bold"/>
    </style:style>
    <style:style style:name="P9" style:family="paragraph" style:parent-style-name="Standard">
      <style:text-properties style:text-underline-style="solid" style:text-underline-width="auto" style:text-underline-color="font-color" fo:font-weight="bold" officeooo:paragraph-rsid="00369a30" style:font-weight-asian="bold" style:font-weight-complex="bold"/>
    </style:style>
    <style:style style:name="P10" style:family="paragraph" style:parent-style-name="Standard">
      <style:text-properties officeooo:paragraph-rsid="0029a62d"/>
    </style:style>
    <style:style style:name="P11" style:family="paragraph" style:parent-style-name="Standard">
      <style:text-properties officeooo:paragraph-rsid="00376f1f"/>
    </style:style>
    <style:style style:name="P12" style:family="paragraph" style:parent-style-name="Standard">
      <style:text-properties style:text-underline-style="none" fo:font-weight="bold" officeooo:paragraph-rsid="003afa1d" style:font-weight-asian="bold" style:font-weight-complex="bold"/>
    </style:style>
    <style:style style:name="P13" style:family="paragraph" style:parent-style-name="Standard">
      <style:paragraph-properties style:writing-mode="lr-tb"/>
      <style:text-properties officeooo:paragraph-rsid="00163708"/>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oeuds_voisins (<text:span text:style-name="T1">expliquer principe algorithme</text:span><text:span text:style-name="T4">)</text:span></text:p>
      <text:p text:style-name="P1"/>
      <text:p text:style-name="P1">compte_position (<text:span text:style-name="T1">idem</text:span><text:span text:style-name="T4">) </text:span></text:p>
      <text:p text:style-name="P1"/>
      <text:p text:style-name="P3">appel : <text:span text:style-name="T1">./main data.in polygonOutput.svg</text:span></text:p>
      <text:p text:style-name="P1"/>
      <text:p text:style-name="P2">L'algorithme principal parse le fichier de données, rentre les points dans un tableau, trie ce dernier et créé l'ABR pour enfin faire le traitement du polygone tout en fournissant le rendu svg</text:p>
      <text:p text:style-name="P2"/>
      <text:p text:style-name="P2">Choix du tri fusion (le plus efficace) pour trié le tableau de points selon leurs abscisses afin de permettre un parcours du polygone de gauche à droite.</text:p>
      <text:p text:style-name="P4"/>
      <text:p text:style-name="P10">Génère un polygone : <text:span text:style-name="T1">screenshot quand affiche polygone</text:span><text:span text:style-name="T4">.</text:span></text:p>
      <text:p text:style-name="P4"/>
      <text:p text:style-name="P11">Plusieurs petits tests ont été faits pour les fonctions de l'arbre, les fonctions <text:span text:style-name="T1">noeudsVoisins</text:span> et <text:span text:style-name="T1">comptePosition</text:span><text:span text:style-name="T4">, ainsi que les fonctions de base du polygone.</text:span></text:p>
      <text:p text:style-name="P4"/>
      <text:p text:style-name="P12">Problèmes rencontrés</text:p>
      <text:p text:style-name="P12"><text:span text:style-name="T2"/></text:p>
      <text:p text:style-name="P12"><text:span text:style-name="T2">Le principal problème est la compréhension de l'utilisation de l'ABR dans l'algorithme. </text:span></text:p>
      <text:p text:style-name="P12"><text:span text:style-name="T2"/></text:p>
      <text:p text:style-name="P12"><text:span text:style-name="T2"/></text:p>
      <text:p text:style-name="P5">À améliorer</text:p>
      <text:p text:style-name="P5"><text:span text:style-name="T3"/></text:p>
      <text:p text:style-name="P5"><text:span text:style-name="T3"/></text:p>
      <text:p text:style-name="P6"><text:span text:style-name="T3">Utilisation d'un arbre auto-équilibré (type AVL ou rouge-noir). </text:span></text:p>
      <text:p text:style-name="P6"><text:span text:style-name="T3"/></text:p>
      <text:p text:style-name="P6"><text:span text:style-name="T3">Certaines portions de codes mériteraient d'être factorisées</text:span></text:p>
      <text:p text:style-name="P8"><text:span text:style-name="T3"/></text:p>
      <text:p text:style-name="P8"><text:span text:style-name="T3">fonction de comparaison entre deux segments améliorés.</text:span></text:p>
      <text:p text:style-name="P7"><text:span text:style-name="T3"/></text:p>
      <text:p text:style-name="P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ymeric Collange</meta:initial-creator>
    <meta:creation-date>2015-04-10T15:20:50</meta:creation-date>
    <dc:date>2015-04-10T16:09:53</dc:date>
    <dc:creator>Aymeric Collange</dc:creator>
    <meta:editing-duration>PT47M37S</meta:editing-duration>
    <meta:editing-cycles>40</meta:editing-cycles>
    <meta:generator>LibreOffice/4.0.4.2$Linux_X86_64 LibreOffice_project/400m0$Build-2</meta:generator>
    <meta:document-statistic meta:table-count="0" meta:image-count="0" meta:object-count="0" meta:page-count="1" meta:paragraph-count="13" meta:word-count="140" meta:character-count="964" meta:non-whitespace-character-count="834"/>
  </office:meta>
</office:document-meta>
</file>